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c276" officeooo:paragraph-rsid="0007c276"/>
    </style:style>
    <style:style style:name="P2" style:family="paragraph" style:parent-style-name="Standard">
      <style:text-properties officeooo:rsid="0009e616" officeooo:paragraph-rsid="0009e616"/>
    </style:style>
    <style:style style:name="P3" style:family="paragraph" style:parent-style-name="Standard">
      <style:text-properties officeooo:rsid="000a4202" officeooo:paragraph-rsid="000a420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Client: Navegador &gt;&gt;Internet&gt;&gt;Servidor[PHP-JSP]: 1. de páginas web; 2. de aplicaciones; 3. contenedor de servlets &lt;&lt;&lt;retorna a cliente&lt;&lt;&lt;contenido descargado [HTML-CSS-JS]</text:p>
      <text:p text:style-name="P1"/>
      <text:p text:style-name="P1"/>
      <text:p text:style-name="P3">sudo gedit /<text:span text:style-name="T1">opt</text:span><text:span text:style-name="T2">/tomcat/latest/conf/tomcat-users.xml</text:span></text:p>
      <text:p text:style-name="P1"/>
      <text:p text:style-name="P2">sudo ../bin/shutdown.sh</text:p>
      <text:p text:style-name="P2">sudo ../bin/sartup.s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16:25:35.857155547</meta:creation-date>
    <dc:date>2018-11-07T17:55:07.605159289</dc:date>
    <meta:editing-duration>PT17M8S</meta:editing-duration>
    <meta:editing-cycles>3</meta:editing-cycles>
    <meta:generator>LibreOffice/6.0.3.2$Linux_X86_64 LibreOffice_project/00m0$Build-2</meta:generator>
    <meta:document-statistic meta:table-count="0" meta:image-count="0" meta:object-count="0" meta:page-count="1" meta:paragraph-count="4" meta:word-count="26" meta:character-count="266" meta:non-whitespace-character-count="244"/>
  </office:meta>
</office:document-meta>
</file>